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DejaVu Sans Mono" officeooo:rsid="0008c9e5" officeooo:paragraph-rsid="0008c9e5"/>
    </style:style>
    <style:style style:name="P2" style:family="paragraph" style:parent-style-name="Standard">
      <style:text-properties style:font-name="Bitstream Charter" fo:font-size="18pt" fo:letter-spacing="0.026cm" officeooo:rsid="0008c9e5" officeooo:paragraph-rsid="0008c9e5" style:font-size-asian="18pt" style:font-size-complex="18pt"/>
    </style:style>
    <style:style style:name="P3" style:family="paragraph" style:parent-style-name="Standard">
      <style:text-properties style:font-name="Bitstream Charter" fo:font-size="18pt" style:font-size-asian="18pt" style:font-size-complex="18pt"/>
    </style:style>
    <style:style style:name="P4" style:family="paragraph" style:parent-style-name="Standard">
      <style:text-properties style:font-name="Bitstream Charter" fo:font-size="18pt" fo:font-weight="bold" style:font-size-asian="18pt" style:font-weight-asian="bold" style:font-size-complex="18pt" style:font-weight-complex="bold"/>
    </style:style>
    <style:style style:name="P5" style:family="paragraph" style:parent-style-name="Title">
      <style:text-properties style:font-name="DejaVu Sans Mono" officeooo:rsid="0008c9e5" officeooo:paragraph-rsid="0008c9e5"/>
    </style:style>
    <style:style style:name="T1" style:family="text">
      <style:text-properties officeooo:rsid="0008c9e5"/>
    </style:style>
    <style:style style:name="T2" style:family="text">
      <style:text-properties fo:letter-spacing="0.106cm"/>
    </style:style>
    <style:style style:name="T3" style:family="text">
      <style:text-properties fo:letter-spacing="0.079cm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8c9e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CLARATION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>We hereby declare that the project work entitled</text:p>
      <text:p text:style-name="P4"><text:tab/>“<text:span text:style-name="T1">A BASIC FILE AUTOMATED SYSTEM</text:span>”</text:p>
      <text:p text:style-name="P3">submitted to the <text:span text:style-name="T5">NITK SURATHKAL </text:span>, is a record of an original work done by <text:span text:style-name="T1">us</text:span> under the guidance of <text:span text:style-name="T4">M</text:span><text:span text:style-name="T5">s. Deepti </text:span><text:span text:style-name="T1">our respected course lecturer of </text:span><text:span text:style-name="T5">UNIX</text:span><text:span text:style-name="T3">, and this project work is submitted in the partial fulfillment of the</text:span>requirements for the <text:span text:style-name="T1">completion of </text:span><text:span text:style-name="T5">UNIX course</text:span> <text:span text:style-name="T1">in the field of </text:span><text:span text:style-name="T5">INFORMATION TECHNOLOGY</text:span>. The results embodied in this <text:span text:style-name="T1">project are all Origin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3:35:54.820534017</meta:creation-date>
    <dc:date>2017-11-25T03:46:47.273499636</dc:date>
    <meta:editing-duration>PT10M52S</meta:editing-duration>
    <meta:editing-cycles>1</meta:editing-cycles>
    <meta:document-statistic meta:table-count="0" meta:image-count="0" meta:object-count="0" meta:page-count="1" meta:paragraph-count="4" meta:word-count="75" meta:character-count="449" meta:non-whitespace-character-count="377"/>
    <meta:generator>LibreOffice/5.1.6.2$Linux_X86_64 LibreOffice_project/10m0$Build-2</meta:generator>
  </office:meta>
</office:document-meta>
</file>